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40900000F0B5369520B.svm"/>
  <manifest:file-entry manifest:media-type="" manifest:full-path="Pictures/200000070000140900000F0BA3EC5F8F.svm"/>
  <manifest:file-entry manifest:media-type="" manifest:full-path="Pictures/2000199F000031FD00002583000D1A5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horizontal-pos="left" style:horizontal-rel="paragraph" style:mirror="none" fo:clip="rect(0in, 3in, 2.09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rena Shah-Simpson (ss4354)</text:p>
      <text:p text:style-name="Standard">Neural Control Engineering</text:p>
      <text:p text:style-name="Standard">HW 3</text:p>
      <text:p text:style-name="Standard"/>
      <text:p text:style-name="Standard">1a) The system is nonlinear, since inputs a and b create resulting arrays x and y, and a result of input (a+b) does not lead to a result of (x+y). This was tested on input arrays of constants, an impulse, and other functions. </text:p>
      <text:p text:style-name="Standard"/>
      <text:p text:style-name="Standard">1b) The second order kernel is shown in Figure 1 below. The Matlab script that created this figure can be found in HW3_1.m . </text:p>
      <text:p text:style-name="Standard"><draw:frame draw:style-name="fr1" draw:name="graphics1" text:anchor-type="paragraph" svg:width="4.0366in" svg:height="3.2043in" draw:z-index="0"><draw:image xlink:href="Pictures/2000199F000031FD00002583000D1A53.svm" xlink:type="simple" xlink:show="embed" xlink:actuate="onLoad"/></draw:frame></text:p>
      <text:p text:style-name="Standard">Figure 1: Second order Volterra kernel</text:p>
      <text:p text:style-name="Standard"/>
      <text:p text:style-name="Standard"/>
      <text:p text:style-name="Standard">2) Figure 2 below shows the final frame of the spike triggered average frames. Figure 3 below shows the figure similar to 2.25c from the “Theoretical Neuroscience” book. The Matlab script that creates these figures can be found in HW3_2.m, and you can watch the created “Figure 1” change frame-by-frame for the first part of the problem when running the script.</text:p>
      <text:p text:style-name="Standard"/>
      <text:p text:style-name="Standard"><draw:frame draw:style-name="fr2" draw:name="graphics2" text:anchor-type="paragraph" svg:width="4.4008in" svg:height="2.7752in" draw:z-index="1"><draw:image xlink:href="Pictures/200000070000140900000F0B5369520B.svm" xlink:type="simple" xlink:show="embed" xlink:actuate="onLoad"/></draw:frame><text:soft-page-break/>Figure 2: Final frame of spike-triggered average before spike</text:p>
      <text:p text:style-name="Standard"/>
      <text:p text:style-name="Standard"><draw:frame draw:style-name="fr3" draw:name="graphics3" text:anchor-type="paragraph" svg:width="4.5256in" svg:height="3.0465in" draw:z-index="2"><draw:image xlink:href="Pictures/200000070000140900000F0BA3EC5F8F.svm" xlink:type="simple" xlink:show="embed" xlink:actuate="onLoad"/></draw:frame>Figure 3: Spike-triggered averages summed up along one dimen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09T20:05:02.31</meta:creation-date>
    <meta:document-statistic meta:table-count="0" meta:image-count="3" meta:object-count="0" meta:page-count="2" meta:paragraph-count="9" meta:word-count="160" meta:character-count="933"/>
    <dc:date>2015-12-09T20:34:32.96</dc:date>
    <meta:editing-duration>PT14M20S</meta:editing-duration>
    <meta:editing-cycles>1</meta:editing-cycles>
    <meta:generator>OpenOffice/4.1.2$Win32 OpenOffice.org_project/412m3$Build-9782</meta:generator>
  </office:meta>
</office:document-meta>
</file>